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 Programming Language Handbook</text:p>
      <text:p text:style-name="Standard"/>
      <text:p text:style-name="Standard">C has keywords</text:p>
      <text:p text:style-name="Standard"/>
      <text:p text:style-name="Standard">keywords are reserved words which carry special meaning</text:p>
      <text:p text:style-name="Standard"/>
      <text:p text:style-name="Standard">keywords are</text:p>
      <text:p text:style-name="Standard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Table_20_Contents">switch</text:p>
          </table:table-cell>
          <table:table-cell table:style-name="Table1.A1" office:value-type="string">
            <text:p text:style-name="Table_20_Contents"><text:s/>for</text:p>
          </table:table-cell>
          <table:table-cell table:style-name="Table1.A1" office:value-type="string">
            <text:p text:style-name="Table_20_Contents">while</text:p>
          </table:table-cell>
          <table:table-cell table:style-name="Table1.D1" office:value-type="string">
            <text:p text:style-name="Table_20_Contents">Do while</text:p>
          </table:table-cell>
        </table:table-row>
        <table:table-row>
          <table:table-cell table:style-name="Table1.A2" office:value-type="string">
            <text:p text:style-name="Table_20_Contents">If</text:p>
          </table:table-cell>
          <table:table-cell table:style-name="Table1.A2" office:value-type="string">
            <text:p text:style-name="Table_20_Contents">Else</text:p>
          </table:table-cell>
          <table:table-cell table:style-name="Table1.A2" office:value-type="string">
            <text:p text:style-name="Table_20_Contents">Int</text:p>
          </table:table-cell>
          <table:table-cell table:style-name="Table1.D2" office:value-type="string">
            <text:p text:style-name="Table_20_Contents">float</text:p>
          </table:table-cell>
        </table:table-row>
        <table:table-row>
          <table:table-cell table:style-name="Table1.A2" office:value-type="string">
            <text:p text:style-name="Table_20_Contents">Char</text:p>
          </table:table-cell>
          <table:table-cell table:style-name="Table1.A2" office:value-type="string">
            <text:p text:style-name="Table_20_Contents">Double</text:p>
          </table:table-cell>
          <table:table-cell table:style-name="Table1.A2" office:value-type="string">
            <text:p text:style-name="Table_20_Contents">Case</text:p>
          </table:table-cell>
          <table:table-cell table:style-name="Table1.D2" office:value-type="string">
            <text:p text:style-name="Table_20_Contents">long</text:p>
          </table:table-cell>
        </table:table-row>
      </table:table>
      <text:p text:style-name="Standard"/>
      <text:p text:style-name="Standard">printf() function is used to display a text to user on the output screen</text:p>
      <text:p text:style-name="Standard"/>
      <text:p text:style-name="Standard">scanf() function is used to take input from user</text:p>
      <text:p text:style-name="Standard"/>
      <text:p text:style-name="Standard">header file for printf() and scanf() is stdio.h</text:p>
      <text:p text:style-name="Standard"/>
      <text:p text:style-name="Standard">header file is a file that contains function definitions</text:p>
      <text:p text:style-name="Standard"/>
      <text:p text:style-name="Standard">extension of header file is .h</text:p>
      <text:p text:style-name="Standard">extension of c file is .c</text:p>
      <text:p text:style-name="Standard">main function is a function which has return type as int or void</text:p>
      <text:p text:style-name="Standard"/>
      <text:p text:style-name="Standard">if return type is int function main should return a integer value</text:p>
      <text:p text:style-name="Standard"/>
      <text:p text:style-name="Standard">if return type is void function main should return a float value</text:p>
      <text:p text:style-name="Standard"/>
      <text:p text:style-name="Standard">C program to display hello world on the output screen</text:p>
      <text:p text:style-name="Standard"/>
      <text:p text:style-name="Standard">#include&lt;stdio.h&gt;</text:p>
      <text:p text:style-name="Standard">int main()</text:p>
      <text:p text:style-name="Standard">{</text:p>
      <text:p text:style-name="Standard">printf(“Hello World”);</text:p>
      <text:p text:style-name="Standard">return 0;</text:p>
      <text:p text:style-name="Standard">}</text:p>
      <text:p text:style-name="Standard"/>
      <text:p text:style-name="Standard">Output </text:p>
      <text:p text:style-name="Standard"/>
      <text:p text:style-name="Standard">Hello World</text:p>
      <text:p text:style-name="Standard"/>
      <text:p text:style-name="Standard">C program to input a number and display its value</text:p>
      <text:p text:style-name="Standard"/>
      <text:p text:style-name="Standard">#include&lt;stdio.h&gt;</text:p>
      <text:p text:style-name="Standard">int main()</text:p>
      <text:p text:style-name="Standard">{</text:p>
      <text:p text:style-name="Standard">int c;</text:p>
      <text:p text:style-name="Standard">printf(“Enter a Number”);</text:p>
      <text:p text:style-name="Standard">scanf(“%d”,&amp;c);</text:p>
      <text:p text:style-name="Standard">printf(“Number you entered is %d”,c);</text:p>
      <text:p text:style-name="Standard">}</text:p>
      <text:p text:style-name="Standard"><text:soft-page-break/>Explanation of the above program</text:p>
      <text:p text:style-name="Standard"/>
      <text:p text:style-name="Standard">#include&lt;stdio.h&gt;</text:p>
      <text:p text:style-name="Standard"/>
      <text:p text:style-name="Standard">#include is a preprocessor directive</text:p>
      <text:p text:style-name="Standard">stdio.h is header file which contains function definitions for printf and scanf functions</text:p>
      <text:p text:style-name="Standard"/>
      <text:p text:style-name="Standard">int main()</text:p>
      <text:p text:style-name="Standard"/>
      <text:p text:style-name="Standard">main is a function from where execution of program starts</text:p>
      <text:p text:style-name="Standard"/>
      <text:p text:style-name="Standard">int is return type of main function</text:p>
      <text:p text:style-name="Standard"/>
      <text:p text:style-name="Standard">int is a dataype of a variable</text:p>
      <text:p text:style-name="Standard"/>
      <text:p text:style-name="Standard">int variable takes 2 bytes of memory</text:p>
      <text:p text:style-name="Standard"/>
      <text:p text:style-name="Standard">printf() is a function that prints the text on the Console Screen which is also called Output Screen</text:p>
      <text:p text:style-name="Standard"/>
      <text:p text:style-name="Standard">scanf() is a function that takes input from user from the Console Screen or Output Screen</text:p>
      <text:p text:style-name="Standard"/>
      <text:p text:style-name="Standard">scanf() function can take input as integer, float, char and double</text:p>
      <text:p text:style-name="Standard"/>
      <text:p text:style-name="Standard">scanf() function contains %d for integer variable, %f for float variable , %c for char variable</text:p>
      <text:p text:style-name="Standard">%ld is used for double datatype</text:p>
      <text:p text:style-name="Standard"/>
      <text:p text:style-name="Standard">scanf() function takes address of a variable as %d</text:p>
      <text:p text:style-name="Standard"/>
      <text:p text:style-name="Standard">%d is sued for integers</text:p>
      <text:p text:style-name="Standard">%c is used for char variable</text:p>
      <text:p text:style-name="Standard">%f is used for float variable</text:p>
      <text:p text:style-name="Standard">%ld is used for double variable</text:p>
      <text:p text:style-name="Standard"/>
      <text:p text:style-name="Standard">if we want to display a integer variable in printf function , function contains </text:p>
      <text:p text:style-name="Standard"><text:line-break/>%d is sued for integers</text:p>
      <text:p text:style-name="Standard">%c is used for char variable</text:p>
      <text:p text:style-name="Standard">%f is used for float variable</text:p>
      <text:p text:style-name="Standard">%ld is used for double variable</text:p>
      <text:p text:style-name="Standard"/>
      <text:p text:style-name="Standard">example of printf() statement to display int variable is </text:p>
      <text:p text:style-name="Standard"/>
      <text:p text:style-name="Standard">printf(“Value of a is %d”,ch);</text:p>
      <text:p text:style-name="Standard"/>
      <text:p text:style-name="Standard">example of scanf() statement to display int variable is </text:p>
      <text:p text:style-name="Standard"/>
      <text:p text:style-name="Standard">scanf(“%d”,&amp;ch);</text:p>
      <text:p text:style-name="Standard"/>
      <text:p text:style-name="Standard">&amp; operator is sued to take address of variable ch</text:p>
      <text:p text:style-name="Standard"/>
      <text:p text:style-name="Standard">printf function does not takes address of a variable but takes only name of variable</text:p>
      <text:p text:style-name="Standard"/>
      <text:p text:style-name="Standard"><text:soft-page-break/>C program to take an int variable and display its value</text:p>
      <text:p text:style-name="Standard"/>
      <text:p text:style-name="Standard">#include&lt;stdio.h&gt;</text:p>
      <text:p text:style-name="Standard">int main()</text:p>
      <text:p text:style-name="Standard">{</text:p>
      <text:p text:style-name="Standard">int a;</text:p>
      <text:p text:style-name="Standard">printf(“Enter Value for a “);</text:p>
      <text:p text:style-name="Standard">scanf(“%d”,&amp;a);</text:p>
      <text:p text:style-name="Standard">printf(“Value of a is %d”,a);</text:p>
      <text:p text:style-name="Standard">return 1;</text:p>
      <text:p text:style-name="Standard">}</text:p>
      <text:p text:style-name="Standard"/>
      <text:p text:style-name="Standard">Output</text:p>
      <text:p text:style-name="Standard"/>
      <text:p text:style-name="Standard">Enter value for a 20</text:p>
      <text:p text:style-name="Standard">Value for a is 20</text:p>
      <text:p text:style-name="Standard"/>
      <text:p text:style-name="Standard">C program to take a float variable and display its value</text:p>
      <text:p text:style-name="Standard"/>
      <text:p text:style-name="Standard">#include&lt;stdio.h&gt;</text:p>
      <text:p text:style-name="Standard">int main()</text:p>
      <text:p text:style-name="Standard">{</text:p>
      <text:p text:style-name="Standard">float a;</text:p>
      <text:p text:style-name="Standard">printf(“Enter Value for a “);</text:p>
      <text:p text:style-name="Standard">scanf(“%f”,&amp;a);</text:p>
      <text:p text:style-name="Standard">printf(“Value of a is %f”,a);</text:p>
      <text:p text:style-name="Standard">return 1;</text:p>
      <text:p text:style-name="Standard">}</text:p>
      <text:p text:style-name="Standard"/>
      <text:p text:style-name="Standard">Output</text:p>
      <text:p text:style-name="Standard"/>
      <text:p text:style-name="Standard">Enter Value for a</text:p>
      <text:p text:style-name="Standard">1.23</text:p>
      <text:p text:style-name="Standard">Value of a is 1.23</text:p>
      <text:p text:style-name="Standard"/>
      <text:p text:style-name="Standard">C program to take a char variable as input and display its value</text:p>
      <text:p text:style-name="Standard"/>
      <text:p text:style-name="Standard">#include&lt;stdio.h&gt;</text:p>
      <text:p text:style-name="Standard">int main()</text:p>
      <text:p text:style-name="Standard">{</text:p>
      <text:p text:style-name="Standard">char a;</text:p>
      <text:p text:style-name="Standard">printf(“Enter a Character”);</text:p>
      <text:p text:style-name="Standard">scanf(“%c”,&amp;a);</text:p>
      <text:p text:style-name="Standard">printf(“Value of char variable a is %c”,a);</text:p>
      <text:p text:style-name="Standard">return 1;</text:p>
      <text:p text:style-name="Standard">}</text:p>
      <text:p text:style-name="Standard"/>
      <text:p text:style-name="Standard">C program to take a double variable as input and display its value</text:p>
      <text:p text:style-name="Standard"/>
      <text:p text:style-name="Standard">#include&lt;stdio.h&gt;</text:p>
      <text:p text:style-name="Standard">int main()</text:p>
      <text:p text:style-name="Standard">{</text:p>
      <text:p text:style-name="Standard"><text:soft-page-break/>double a;</text:p>
      <text:p text:style-name="Standard">printf(“Enter a Double Variable “);</text:p>
      <text:p text:style-name="Standard">scanf(“%ld”,&amp;a);</text:p>
      <text:p text:style-name="Standard">printf(“Value of Double Variable is %ld”,a);</text:p>
      <text:p text:style-name="Standard">return 1;</text:p>
      <text:p text:style-name="Standard">}</text:p>
      <text:p text:style-name="Standard"/>
      <text:p text:style-name="Standard">C program to input a string which is group of alphabets and display its value</text:p>
      <text:p text:style-name="Standard"/>
      <text:p text:style-name="Standard">#include&lt;stdio.h&gt;</text:p>
      <text:p text:style-name="Standard">int main()</text:p>
      <text:p text:style-name="Standard">{</text:p>
      <text:p text:style-name="Standard">char name[20];</text:p>
      <text:p text:style-name="Standard">printf(“Enter a string”);</text:p>
      <text:p text:style-name="Standard">scanf(“%s”,name);</text:p>
      <text:p text:style-name="Standard">printf(“String you entered is %s”,name);</text:p>
      <text:p text:style-name="Standard">return 1;</text:p>
      <text:p text:style-name="Standard">}</text:p>
      <text:p text:style-name="Standard"/>
      <text:p text:style-name="Standard">Output </text:p>
      <text:p text:style-name="Standard"/>
      <text:p text:style-name="Standard">Enter a string raman</text:p>
      <text:p text:style-name="Standard">String you entered is raman</text:p>
      <text:p text:style-name="Standard"/>
      <text:p text:style-name="Standard">C program to find area of square by taking side as input</text:p>
      <text:p text:style-name="Standard"/>
      <text:p text:style-name="Standard">#include&lt;stdio.h&gt;</text:p>
      <text:p text:style-name="Standard">int main()</text:p>
      <text:p text:style-name="Standard">{</text:p>
      <text:p text:style-name="Standard">int side,area;</text:p>
      <text:p text:style-name="Standard">printf(“Enter side of square “);</text:p>
      <text:p text:style-name="Standard">scanf(“%d”,&amp;side);</text:p>
      <text:p text:style-name="Standard">area=side*side;</text:p>
      <text:p text:style-name="Standard">printf(“Area of square is %d”,area);</text:p>
      <text:p text:style-name="Standard">return 1;</text:p>
      <text:p text:style-name="Standard">}</text:p>
      <text:p text:style-name="Standard"/>
      <text:p text:style-name="Standard">Output</text:p>
      <text:p text:style-name="Standard"/>
      <text:p text:style-name="Standard">Enter side of square 10</text:p>
      <text:p text:style-name="Standard">area of square is 100</text:p>
      <text:p text:style-name="Standard"/>
      <text:p text:style-name="Standard">C program to find perimeter of square by taking side as input</text:p>
      <text:p text:style-name="Standard"/>
      <text:p text:style-name="Standard">#include&lt;stdio.h&gt;</text:p>
      <text:p text:style-name="Standard">int main()</text:p>
      <text:p text:style-name="Standard">{</text:p>
      <text:p text:style-name="Standard">int side,perimeter;</text:p>
      <text:p text:style-name="Standard">printf(“Enter side of square “);</text:p>
      <text:p text:style-name="Standard">scanf(“%d”,&amp;side);</text:p>
      <text:p text:style-name="Standard">perimeter=4*side;</text:p>
      <text:p text:style-name="Standard">printf(“Perimeter of square is %d”,perimeter);</text:p>
      <text:p text:style-name="Standard"><text:soft-page-break/>return 1;</text:p>
      <text:p text:style-name="Standard">}</text:p>
      <text:p text:style-name="Standard"/>
      <text:p text:style-name="Standard">C program to input length and breadth of rectangle and find area of rectangle</text:p>
      <text:p text:style-name="Standard"/>
      <text:p text:style-name="Standard">#include&lt;stdio.h&gt;</text:p>
      <text:p text:style-name="Standard">int main()</text:p>
      <text:p text:style-name="Standard">{</text:p>
      <text:p text:style-name="Standard">int length,breadth,area;</text:p>
      <text:p text:style-name="Standard">printf(“Enter length of rectangle “);</text:p>
      <text:p text:style-name="Standard">scanf(“%d”,&amp;length);</text:p>
      <text:p text:style-name="Standard">printf(“Enter breadth of rectangle “);</text:p>
      <text:p text:style-name="Standard">scanf(“%d”,&amp;breadth);</text:p>
      <text:p text:style-name="Standard">area=length*breadth;</text:p>
      <text:p text:style-name="Standard">printf(“Area of Rectangle is %d”,area);</text:p>
      <text:p text:style-name="Standard">return 1;</text:p>
      <text:p text:style-name="Standard">}</text:p>
      <text:p text:style-name="Standard"/>
      <text:p text:style-name="Standard">Output</text:p>
      <text:p text:style-name="Standard"/>
      <text:p text:style-name="Standard">Enter length of rectangle 10</text:p>
      <text:p text:style-name="Standard">Enter breadth of rectangle 10</text:p>
      <text:p text:style-name="Standard">Area of Rectangle is 100</text:p>
      <text:p text:style-name="Standard"/>
      <text:p text:style-name="Standard">C program to input length and breadth of rectangle and find perimeter of rectangle</text:p>
      <text:p text:style-name="Standard"/>
      <text:p text:style-name="Standard">#include&lt;stdio.h&gt;</text:p>
      <text:p text:style-name="Standard">int main()</text:p>
      <text:p text:style-name="Standard">{</text:p>
      <text:p text:style-name="Standard">int length,breadth,perimeter;</text:p>
      <text:p text:style-name="Standard">printf(“Enter Length of rectangle “);</text:p>
      <text:p text:style-name="Standard">scanf(“%d”,&amp;length);</text:p>
      <text:p text:style-name="Standard">printf(“Enter breadth of rectangle “);</text:p>
      <text:p text:style-name="Standard">scanf(“%d”,&amp;breadth);</text:p>
      <text:p text:style-name="Standard">perimeter=2*(length+breadth);</text:p>
      <text:p text:style-name="Standard">printf(“Perimeter of Rectangle is %d”,perimeter);</text:p>
      <text:p text:style-name="Standard">return 1;</text:p>
      <text:p text:style-name="Standard">}</text:p>
      <text:p text:style-name="Standard"/>
      <text:p text:style-name="Standard">Output</text:p>
      <text:p text:style-name="Standard"/>
      <text:p text:style-name="Standard">Enter Length of Rectangle 10</text:p>
      <text:p text:style-name="Standard">Enter breadth of rectangle 20</text:p>
      <text:p text:style-name="Standard">Perimeter of rectangle 60</text:p>
      <text:p text:style-name="Standard"/>
      <text:p text:style-name="Standard">C program to input width, depth and height and display its volume</text:p>
      <text:p text:style-name="Standard"/>
      <text:p text:style-name="Standard">#include&lt;stdio.h&gt;</text:p>
      <text:p text:style-name="Standard">int main()</text:p>
      <text:p text:style-name="Standard">{</text:p>
      <text:p text:style-name="Standard">int width,depth,height,volume;</text:p>
      <text:p text:style-name="Standard"/>
      <text:p text:style-name="Standard"><text:soft-page-break/>printf(“Enter Width of Box “);</text:p>
      <text:p text:style-name="Standard">scanf(“%d”,&amp;width);</text:p>
      <text:p text:style-name="Standard">printf(“Enter Depth of Box “);</text:p>
      <text:p text:style-name="Standard">scanf(“%d”,&amp;depth);</text:p>
      <text:p text:style-name="Standard">printf(“Enter Height of Box “);</text:p>
      <text:p text:style-name="Standard">scanf(“%d”,&amp;height”);</text:p>
      <text:p text:style-name="Standard">volume=width*depth*height;</text:p>
      <text:p text:style-name="Standard">printf(“Volume of Box is %d”,volume);</text:p>
      <text:p text:style-name="Standard">return 1;</text:p>
      <text:p text:style-name="Standard">}</text:p>
      <text:p text:style-name="Standard"/>
      <text:p text:style-name="Standard">Output</text:p>
      <text:p text:style-name="Standard"/>
      <text:p text:style-name="Standard">Enter Width of Box 10</text:p>
      <text:p text:style-name="Standard">Enter Depth of Box 20</text:p>
      <text:p text:style-name="Standard">Enter Height of Box 30</text:p>
      <text:p text:style-name="Standard">Volume of Box is 6000</text:p>
      <text:p text:style-name="Standard"/>
      <text:p text:style-name="Standard">C program to input radius of circle and find area of circle</text:p>
      <text:p text:style-name="Standard"/>
      <text:p text:style-name="Standard">#include&lt;stdio.h&gt;</text:p>
      <text:p text:style-name="Standard">int main()</text:p>
      <text:p text:style-name="Standard">{</text:p>
      <text:p text:style-name="Standard">float radius,area;</text:p>
      <text:p text:style-name="Standard">printf(“Enter Radius of Circle”);</text:p>
      <text:p text:style-name="Standard">scanf(“%f”,&amp;radius);</text:p>
      <text:p text:style-name="Standard">area=3.14*radius*radius;</text:p>
      <text:p text:style-name="Standard">printf(“Area of Circle is %f”,area);</text:p>
      <text:p text:style-name="Standard">return 1;</text:p>
      <text:p text:style-name="Standard">}</text:p>
      <text:p text:style-name="Standard"/>
      <text:p text:style-name="Standard">C program to input radius of circle and find circumference of circle</text:p>
      <text:p text:style-name="Standard"/>
      <text:p text:style-name="Standard">#include&lt;stdio.h&gt;</text:p>
      <text:p text:style-name="Standard">int main()</text:p>
      <text:p text:style-name="Standard">{</text:p>
      <text:p text:style-name="Standard">float radius,circumference;</text:p>
      <text:p text:style-name="Standard">printf(“Enter Radius of Circle “);</text:p>
      <text:p text:style-name="Standard">scanf(“%f”,&amp;radius);</text:p>
      <text:p text:style-name="Standard">circumference=2*3.14*radius;</text:p>
      <text:p text:style-name="Standard">printf(“Circumference of Circle is %f”,circumference);</text:p>
      <text:p text:style-name="Standard">return 1;</text:p>
      <text:p text:style-name="Standard">}</text:p>
      <text:p text:style-name="Standard"/>
      <text:p text:style-name="Standard">C program to demonstrate if statement and check whether a is equal to 10 or not</text:p>
      <text:p text:style-name="Standard"/>
      <text:p text:style-name="Standard">#include&lt;stdio.h&gt;</text:p>
      <text:p text:style-name="Standard">int main()</text:p>
      <text:p text:style-name="Standard">{</text:p>
      <text:p text:style-name="Standard">int a;</text:p>
      <text:p text:style-name="Standard">printf(“Enter value of a”);</text:p>
      <text:p text:style-name="Standard">scanf(“%d”,&amp;a);</text:p>
      <text:p text:style-name="Standard"><text:soft-page-break/>if(a==10)</text:p>
      <text:p text:style-name="Standard">{</text:p>
      <text:p text:style-name="Standard">printf(“Value of a is equal to 10”);</text:p>
      <text:p text:style-name="Standard">}</text:p>
      <text:p text:style-name="Standard">else</text:p>
      <text:p text:style-name="Standard">{</text:p>
      <text:p text:style-name="Standard">printf(“Value of a is not equal to 10 “);</text:p>
      <text:p text:style-name="Standard">}</text:p>
      <text:p text:style-name="Standard">return 1;</text:p>
      <text:p text:style-name="Standard">}</text:p>
      <text:p text:style-name="Standard"/>
      <text:p text:style-name="Standard">Output </text:p>
      <text:p text:style-name="Standard"/>
      <text:p text:style-name="Standard">Enter value of a 10</text:p>
      <text:p text:style-name="Standard">Value of a is equal to 10</text:p>
      <text:p text:style-name="Standard"/>
      <text:p text:style-name="Standard">C program to demonstrate ++ operator which means increment operator</text:p>
      <text:p text:style-name="Standard"/>
      <text:p text:style-name="Standard">#include&lt;stdio.h&gt;</text:p>
      <text:p text:style-name="Standard">int main()</text:p>
      <text:p text:style-name="Standard">{</text:p>
      <text:p text:style-name="Standard">int a;</text:p>
      <text:p text:style-name="Standard">printf(“Enter Value of a “);</text:p>
      <text:p text:style-name="Standard">scanf(“%d”,&amp;a);</text:p>
      <text:p text:style-name="Standard">printf(“Value of a is %d“,a);</text:p>
      <text:p text:style-name="Standard">a++;</text:p>
      <text:p text:style-name="Standard">printf(“Value of a after applying increment operator is %d”,a);</text:p>
      <text:p text:style-name="Standard">return 1;</text:p>
      <text:p text:style-name="Standard">}</text:p>
      <text:p text:style-name="Standard"/>
      <text:p text:style-name="Standard">Output</text:p>
      <text:p text:style-name="Standard"/>
      <text:p text:style-name="Standard">Enter value of a 10</text:p>
      <text:p text:style-name="Standard">Value of a is 10</text:p>
      <text:p text:style-name="Standard">Value of a after applying increment operator is 11</text:p>
      <text:p text:style-name="Standard"/>
      <text:p text:style-name="Standard">C program to demonstrate – operator which means decrement operator </text:p>
      <text:p text:style-name="Standard"/>
      <text:p text:style-name="Standard">#include&lt;stdio.h&gt;</text:p>
      <text:p text:style-name="Standard">int main()</text:p>
      <text:p text:style-name="Standard">{</text:p>
      <text:p text:style-name="Standard">int a;</text:p>
      <text:p text:style-name="Standard">printf(“Enter value of a “);</text:p>
      <text:p text:style-name="Standard">scanf(“%d”,&amp;a);</text:p>
      <text:p text:style-name="Standard">printf(“Value of a is %d”);</text:p>
      <text:p text:style-name="Standard">a--;</text:p>
      <text:p text:style-name="Standard">printf(“Value of a after applying decrement operator is %d”,a);</text:p>
      <text:p text:style-name="Standard">return 1;</text:p>
      <text:p text:style-name="Standard">}</text:p>
      <text:p text:style-name="Standard"/>
      <text:p text:style-name="Standard">Output</text:p>
      <text:p text:style-name="Standard"/>
      <text:p text:style-name="Standard"><text:soft-page-break/>Enter value of a 10</text:p>
      <text:p text:style-name="Standard">Value of a is 10</text:p>
      <text:p text:style-name="Standard">Value of a after applying increment operator is 9</text:p>
      <text:p text:style-name="Standard"/>
      <text:p text:style-name="Standard">C program to demonstrate += operator</text:p>
      <text:p text:style-name="Standard">+=2 operator increments value of a by 2</text:p>
      <text:p text:style-name="Standard"/>
      <text:p text:style-name="Standard">#include&lt;stdio.h&gt;</text:p>
      <text:p text:style-name="Standard">int main()</text:p>
      <text:p text:style-name="Standard">{</text:p>
      <text:p text:style-name="Standard">int a;</text:p>
      <text:p text:style-name="Standard">printf(“Enter Value of a “);</text:p>
      <text:p text:style-name="Standard">scanf(“%d”,&amp;a);</text:p>
      <text:p text:style-name="Standard">printf(“Value of a is %d”,a);</text:p>
      <text:p text:style-name="Standard">a+=2;</text:p>
      <text:p text:style-name="Standard">printf(“Value of a after applying += operator is %d”,a);</text:p>
      <text:p text:style-name="Standard">return 1;</text:p>
      <text:p text:style-name="Standard">}</text:p>
      <text:p text:style-name="Standard"/>
      <text:p text:style-name="Standard">Output</text:p>
      <text:p text:style-name="Standard"/>
      <text:p text:style-name="Standard">Enter value of a 10</text:p>
      <text:p text:style-name="Standard">Value of a is 10</text:p>
      <text:p text:style-name="Standard">Value of a after applying += operator is 12</text:p>
      <text:p text:style-name="Standard"/>
      <text:p text:style-name="Standard"/>
      <text:p text:style-name="Standard">C program to demonstrate -= operator</text:p>
      <text:p text:style-name="Standard">-=2 operator decrements the value of a by 2</text:p>
      <text:p text:style-name="Standard"/>
      <text:p text:style-name="Standard">#include&lt;stdio.h&gt;</text:p>
      <text:p text:style-name="Standard">int main()</text:p>
      <text:p text:style-name="Standard">{</text:p>
      <text:p text:style-name="Standard">int a;</text:p>
      <text:p text:style-name="Standard">printf(“Enter value of a ”);</text:p>
      <text:p text:style-name="Standard">scanf(“%d”,&amp;a);</text:p>
      <text:p text:style-name="Standard">printf(“Value of a after applying -=2 operator is %d”,a);</text:p>
      <text:p text:style-name="Standard">return 1;</text:p>
      <text:p text:style-name="Standard">}</text:p>
      <text:p text:style-name="Standard"/>
      <text:p text:style-name="Standard">Output</text:p>
      <text:p text:style-name="Standard"/>
      <text:p text:style-name="Standard">Enter value of a 10</text:p>
      <text:p text:style-name="Standard">Value of a is 10</text:p>
      <text:p text:style-name="Standard">Value of a after applying -=operator is 8</text:p>
      <text:p text:style-name="Standard"/>
      <text:p text:style-name="Standard">C program to demonstrate *= operator</text:p>
      <text:p text:style-name="Standard"/>
      <text:p text:style-name="Standard">*=2 operator multiplies value of variable with 2</text:p>
      <text:p text:style-name="Standard"/>
      <text:p text:style-name="Standard">#include&lt;stdio.h&gt;</text:p>
      <text:p text:style-name="Standard">int main()</text:p>
      <text:p text:style-name="Standard">{</text:p>
      <text:p text:style-name="Standard"><text:soft-page-break/>int a;</text:p>
      <text:p text:style-name="Standard">printf(“Enter value of a “);</text:p>
      <text:p text:style-name="Standard">scanf(“%d”,&amp;a);</text:p>
      <text:p text:style-name="Standard">printf(“Value of a after applying *= operator is %d”,a);</text:p>
      <text:p text:style-name="Standard">return 1;</text:p>
      <text:p text:style-name="Standard">}</text:p>
      <text:p text:style-name="Standard"/>
      <text:p text:style-name="Standard">Output</text:p>
      <text:p text:style-name="Standard"/>
      <text:p text:style-name="Standard">Enter value of a 10</text:p>
      <text:p text:style-name="Standard">Value of a after applying *= operator is 20</text:p>
      <text:p text:style-name="Standard"/>
      <text:p text:style-name="Standard">C program to demonstrate /= operator</text:p>
      <text:p text:style-name="Standard"/>
      <text:p text:style-name="Standard">#include&lt;stdio.h&gt;</text:p>
      <text:p text:style-name="Standard">int main()</text:p>
      <text:p text:style-name="Standard">{</text:p>
      <text:p text:style-name="Standard">int a;</text:p>
      <text:p text:style-name="Standard">printf(“Enter value of a “);</text:p>
      <text:p text:style-name="Standard">scanf(“%d”,&amp;a);</text:p>
      <text:p text:style-name="Standard">printf(“Value of a is %d”,a);</text:p>
      <text:p text:style-name="Standard">a/=2;</text:p>
      <text:p text:style-name="Standard">printf(“Value of a after applying /= operator is %d”,a);</text:p>
      <text:p text:style-name="Standard">return 1;</text:p>
      <text:p text:style-name="Standard">}</text:p>
      <text:p text:style-name="Standard"/>
      <text:p text:style-name="Standard">Output</text:p>
      <text:p text:style-name="Standard"/>
      <text:p text:style-name="Standard">Enter value of a 10</text:p>
      <text:p text:style-name="Standard">Value of a is 5</text:p>
      <text:p text:style-name="Standard">Value of a applying /=operator is 5</text:p>
      <text:p text:style-name="Standard"/>
      <text:p text:style-name="Standard">C program to demonstrate %= operator</text:p>
      <text:p text:style-name="Standard"/>
      <text:p text:style-name="Standard">#include&lt;stdio.h&gt;</text:p>
      <text:p text:style-name="Standard">int main()</text:p>
      <text:p text:style-name="Standard">{</text:p>
      <text:p text:style-name="Standard">int a;</text:p>
      <text:p text:style-name="Standard">printf(“Enter value of a “);</text:p>
      <text:p text:style-name="Standard">scanf(“%d”,&amp;a);</text:p>
      <text:p text:style-name="Standard">printf(“Value of a is %d”,a);</text:p>
      <text:p text:style-name="Standard">a%=2;</text:p>
      <text:p text:style-name="Standard">printf(“Value of a after applying %= operator is %d”,a);</text:p>
      <text:p text:style-name="Standard">return 1;</text:p>
      <text:p text:style-name="Standard">}</text:p>
      <text:p text:style-name="Standard"/>
      <text:p text:style-name="Standard">Output</text:p>
      <text:p text:style-name="Standard"/>
      <text:p text:style-name="Standard">Enter value of a 10</text:p>
      <text:p text:style-name="Standard">Value of a is 10</text:p>
      <text:p text:style-name="Standard">Value of a after applying %= operator is 0</text:p>
      <text:p text:style-name="Standard"/>
      <text:p text:style-name="Standard"><text:soft-page-break/>program to demonstrate if statement to check whether value of a is greater than 10 or not</text:p>
      <text:p text:style-name="Standard"/>
      <text:p text:style-name="Standard">#include&lt;stdio.h&gt;</text:p>
      <text:p text:style-name="Standard">int main()</text:p>
      <text:p text:style-name="Standard">{</text:p>
      <text:p text:style-name="Standard">int a;</text:p>
      <text:p text:style-name="Standard">printf(“Enter value of a “);</text:p>
      <text:p text:style-name="Standard">scanf(“%d”,&amp;a);</text:p>
      <text:p text:style-name="Standard">if(a&gt;10)</text:p>
      <text:p text:style-name="Standard">{</text:p>
      <text:p text:style-name="Standard">printf(“Value of a is greater than 10”);</text:p>
      <text:p text:style-name="Standard">}</text:p>
      <text:p text:style-name="Standard">else</text:p>
      <text:p text:style-name="Standard">{</text:p>
      <text:p text:style-name="Standard">printf(“Value of a is less than 10 or equal to 10”);</text:p>
      <text:p text:style-name="Standard">}</text:p>
      <text:p text:style-name="Standard">return 1;</text:p>
      <text:p text:style-name="Standard">}</text:p>
      <text:p text:style-name="Standard"/>
      <text:p text:style-name="Standard">Output </text:p>
      <text:p text:style-name="Standard"/>
      <text:p text:style-name="Standard">Enter value of a 11</text:p>
      <text:p text:style-name="Standard">Value of a is greater than 10</text:p>
      <text:p text:style-name="Standard"/>
      <text:p text:style-name="Standard">program to demonstrate if statement to check whether value of a is less than 10 or not</text:p>
      <text:p text:style-name="Standard"/>
      <text:p text:style-name="Standard">#include&lt;stdio.h&gt;</text:p>
      <text:p text:style-name="Standard">int main()</text:p>
      <text:p text:style-name="Standard">{</text:p>
      <text:p text:style-name="Standard">int a;</text:p>
      <text:p text:style-name="Standard">printf(“Enter value of a “);</text:p>
      <text:p text:style-name="Standard">scanf(“%d”,&amp;a);</text:p>
      <text:p text:style-name="Standard">if(a&lt;10)</text:p>
      <text:p text:style-name="Standard">{</text:p>
      <text:p text:style-name="Standard">printf(“Value of a is less than 10”);</text:p>
      <text:p text:style-name="Standard">}</text:p>
      <text:p text:style-name="Standard">else</text:p>
      <text:p text:style-name="Standard">{</text:p>
      <text:p text:style-name="Standard">printf(“Value of a is greater than 10 or equal to 10”);</text:p>
      <text:p text:style-name="Standard">}</text:p>
      <text:p text:style-name="Standard">return 1;</text:p>
      <text:p text:style-name="Standard">}</text:p>
      <text:p text:style-name="Standard"/>
      <text:p text:style-name="Standard">Output</text:p>
      <text:p text:style-name="Standard"/>
      <text:p text:style-name="Standard">Enter value of a 9</text:p>
      <text:p text:style-name="Standard">Value of a is less than 10</text:p>
      <text:p text:style-name="Standard"/>
      <text:p text:style-name="Standard">C program to demonstrate to check if statement whether value of a is greater than 10 or not</text:p>
      <text:p text:style-name="Standard"/>
      <text:p text:style-name="Standard">#include&lt;stdio.h&gt;</text:p>
      <text:p text:style-name="Standard">int main()</text:p>
      <text:p text:style-name="Standard"><text:soft-page-break/>{</text:p>
      <text:p text:style-name="Standard">int a;</text:p>
      <text:p text:style-name="Standard">printf(“Enter Value of a “);</text:p>
      <text:p text:style-name="Standard">scanf(“%d”,&amp;a);</text:p>
      <text:p text:style-name="Standard">if(a&gt;=10)</text:p>
      <text:p text:style-name="Standard">{</text:p>
      <text:p text:style-name="Standard">printf(“Value of a is greater than 10 or equal to 10”);</text:p>
      <text:p text:style-name="Standard">}</text:p>
      <text:p text:style-name="Standard">else</text:p>
      <text:p text:style-name="Standard">{</text:p>
      <text:p text:style-name="Standard">printf(“Value of a is less than 10”);</text:p>
      <text:p text:style-name="Standard">}</text:p>
      <text:p text:style-name="Standard">return 1;</text:p>
      <text:p text:style-name="Standard">}</text:p>
      <text:p text:style-name="Standard"/>
      <text:p text:style-name="Standard">C program to demonstrate if statement to check whether value of a is less than 10 or equal to 10 or not</text:p>
      <text:p text:style-name="Standard"/>
      <text:p text:style-name="Standard">#include&lt;stdio.h&gt;</text:p>
      <text:p text:style-name="Standard">int main()</text:p>
      <text:p text:style-name="Standard">{</text:p>
      <text:p text:style-name="Standard">int a;</text:p>
      <text:p text:style-name="Standard">printf(“Enter value of a “);</text:p>
      <text:p text:style-name="Standard">scanf(“%d”,&amp;a);</text:p>
      <text:p text:style-name="Standard">if(a&lt;=10)</text:p>
      <text:p text:style-name="Standard">{</text:p>
      <text:p text:style-name="Standard">printf(“Value of a is less than 10 or equal to 10 or not”);</text:p>
      <text:p text:style-name="Standard">}</text:p>
      <text:p text:style-name="Standard">else</text:p>
      <text:p text:style-name="Standard">{</text:p>
      <text:p text:style-name="Standard">printf(“Value of a is greater than 10”);</text:p>
      <text:p text:style-name="Standard">}</text:p>
      <text:p text:style-name="Standard">return 1;</text:p>
      <text:p text:style-name="Standard">}</text:p>
      <text:p text:style-name="Standard"/>
      <text:p text:style-name="Standard">C program to input a number and check whether it is not equal to 10</text:p>
      <text:p text:style-name="Standard"/>
      <text:p text:style-name="Standard">#include&lt;stdio.h&gt;</text:p>
      <text:p text:style-name="Standard">int main()</text:p>
      <text:p text:style-name="Standard">{</text:p>
      <text:p text:style-name="Standard">int a;</text:p>
      <text:p text:style-name="Standard">printf(“Enter value of a “);</text:p>
      <text:p text:style-name="Standard">scanf(“%d”,&amp;a);</text:p>
      <text:p text:style-name="Standard">if(a!=10)</text:p>
      <text:p text:style-name="Standard">{</text:p>
      <text:p text:style-name="Standard">printf(“Value of a is not equal to 10 “);</text:p>
      <text:p text:style-name="Standard">}</text:p>
      <text:p text:style-name="Standard">else</text:p>
      <text:p text:style-name="Standard">{</text:p>
      <text:p text:style-name="Standard">printf(“Value of a is equal to 10 “);</text:p>
      <text:p text:style-name="Standard">}</text:p>
      <text:p text:style-name="Standard">return 1;</text:p>
      <text:p text:style-name="Standard"><text:soft-page-break/>}</text:p>
      <text:p text:style-name="Standard"/>
      <text:p text:style-name="Standard">Output</text:p>
      <text:p text:style-name="Standard"/>
      <text:p text:style-name="Standard">Enter value of a 10</text:p>
      <text:p text:style-name="Standard">Value of a is not equal to 10</text:p>
      <text:p text:style-name="Standard"/>
      <text:p text:style-name="Standard">C program to input temperature of water and check whether it is equal to Boiling Point of Water</text:p>
      <text:p text:style-name="Standard"/>
      <text:p text:style-name="Standard">#include&lt;stdio.h&gt;</text:p>
      <text:p text:style-name="Standard">int main()</text:p>
      <text:p text:style-name="Standard">{</text:p>
      <text:p text:style-name="Standard">int temp;</text:p>
      <text:p text:style-name="Standard">printf(“Enter temperature in celsius”);</text:p>
      <text:p text:style-name="Standard">scanf(“%d”,&amp;temp);</text:p>
      <text:p text:style-name="Standard">if(temp==100)</text:p>
      <text:p text:style-name="Standard">{</text:p>
      <text:p text:style-name="Standard">printf(“Temperature is Boiling Point of Water”);</text:p>
      <text:p text:style-name="Standard">}</text:p>
      <text:p text:style-name="Standard">else</text:p>
      <text:p text:style-name="Standard">{</text:p>
      <text:p text:style-name="Standard">printf(“Temperature is not Boiling point of water”);</text:p>
      <text:p text:style-name="Standard">}</text:p>
      <text:p text:style-name="Standard">return 1;</text:p>
      <text:p text:style-name="Standard">}</text:p>
      <text:p text:style-name="Standard"/>
      <text:p text:style-name="Standard">Output</text:p>
      <text:p text:style-name="Standard"/>
      <text:p text:style-name="Standard">Enter temperature in celsius 100</text:p>
      <text:p text:style-name="Standard">Tempearture is Boiling Point of Water</text:p>
      <text:p text:style-name="Standard"/>
      <text:p text:style-name="Standard">C program to input age of a person and check whether the person is eligible to vote or not</text:p>
      <text:p text:style-name="Standard"/>
      <text:p text:style-name="Standard">#include&lt;stdio.h&gt;</text:p>
      <text:p text:style-name="Standard">int main()</text:p>
      <text:p text:style-name="Standard">{</text:p>
      <text:p text:style-name="Standard">int age;</text:p>
      <text:p text:style-name="Standard">printf(“Enter Age of Person “);</text:p>
      <text:p text:style-name="Standard">printf(“%d”,&amp;age);</text:p>
      <text:p text:style-name="Standard">if(age&gt;=18)</text:p>
      <text:p text:style-name="Standard">{</text:p>
      <text:p text:style-name="Standard">printf(“Person is eligible to vote “);</text:p>
      <text:p text:style-name="Standard">}</text:p>
      <text:p text:style-name="Standard">else</text:p>
      <text:p text:style-name="Standard">{</text:p>
      <text:p text:style-name="Standard">printf(“Person is not eligible to vote “);</text:p>
      <text:p text:style-name="Standard">}</text:p>
      <text:p text:style-name="Standard">return 1;</text:p>
      <text:p text:style-name="Standard">}</text:p>
      <text:p text:style-name="Standard"/>
      <text:p text:style-name="Standard">Output </text:p>
      <text:p text:style-name="Standard">Enter Age of Person 20</text:p>
      <text:p text:style-name="Standard"><text:soft-page-break/>Person is eligible to vote</text:p>
      <text:p text:style-name="Standard"/>
      <text:p text:style-name="Standard">C program to input a char variable and check whether char variable is equal to a or b</text:p>
      <text:p text:style-name="Standard"/>
      <text:p text:style-name="Standard">#include&lt;stdio.h&gt;</text:p>
      <text:p text:style-name="Standard">int main()</text:p>
      <text:p text:style-name="Standard">{</text:p>
      <text:p text:style-name="Standard">char c;</text:p>
      <text:p text:style-name="Standard">printf(“Enter an Alphabet “);</text:p>
      <text:p text:style-name="Standard">scanf(“%c”,&amp;c);</text:p>
      <text:p text:style-name="Standard">if((c==’a’) || (ch==’b’))</text:p>
      <text:p text:style-name="Standard">{</text:p>
      <text:p text:style-name="Standard">printf(“Character is equal to a or b “);</text:p>
      <text:p text:style-name="Standard">}</text:p>
      <text:p text:style-name="Standard">else</text:p>
      <text:p text:style-name="Standard">{</text:p>
      <text:p text:style-name="Standard">printf(“Character is not equal to a or b”);</text:p>
      <text:p text:style-name="Standard">}</text:p>
      <text:p text:style-name="Standard">return 1;</text:p>
      <text:p text:style-name="Standard">}</text:p>
      <text:p text:style-name="Standard"/>
      <text:p text:style-name="Standard">Output</text:p>
      <text:p text:style-name="Standard"/>
      <text:p text:style-name="Standard">Enter An Alphabet a</text:p>
      <text:p text:style-name="Standard">Character is equal to a or b</text:p>
      <text:p text:style-name="Standard"/>
      <text:p text:style-name="Standard">C program to check whether marks taken by user are between 80 and 90</text:p>
      <text:p text:style-name="Standard"/>
      <text:p text:style-name="Standard">#include&lt;stdio.h&gt;</text:p>
      <text:p text:style-name="Standard">int main()</text:p>
      <text:p text:style-name="Standard">{</text:p>
      <text:p text:style-name="Standard">int marks;</text:p>
      <text:p text:style-name="Standard">printf(“Enter marks of student”);</text:p>
      <text:p text:style-name="Standard">scanf(“%d”,&amp;marks);</text:p>
      <text:p text:style-name="Standard">if((marks&gt;=80) and <text:s/>(marks&lt;=90))</text:p>
      <text:p text:style-name="Standard">{</text:p>
      <text:p text:style-name="Standard">printf(“Marks are between 80 and 90”);</text:p>
      <text:p text:style-name="Standard">}</text:p>
      <text:p text:style-name="Standard">else</text:p>
      <text:p text:style-name="Standard">{</text:p>
      <text:p text:style-name="Standard">printf(“Marks are not between 80 and 90”);</text:p>
      <text:p text:style-name="Standard">}</text:p>
      <text:p text:style-name="Standard">return 1;</text:p>
      <text:p text:style-name="Standard">}</text:p>
      <text:p text:style-name="Standard"/>
      <text:p text:style-name="Standard">Output </text:p>
      <text:p text:style-name="Standard"/>
      <text:p text:style-name="Standard">Enter marks of student 85</text:p>
      <text:p text:style-name="Standard">Marks are between 80 and 90</text:p>
      <text:p text:style-name="Standard"/>
      <text:p text:style-name="Standard">C program to check a character for a vowel</text:p>
      <text:p text:style-name="Standard"/>
      <text:p text:style-name="Standard"><text:soft-page-break/>#include&lt;stdio.h&gt;</text:p>
      <text:p text:style-name="Standard">int main()</text:p>
      <text:p text:style-name="Standard">{</text:p>
      <text:p text:style-name="Standard">char ch;</text:p>
      <text:p text:style-name="Standard">printf(“Enter an Alphabet”);</text:p>
      <text:p text:style-name="Standard">scanf(“%c”,&amp;ch);</text:p>
      <text:p text:style-name="Standard">if((ch==’a’) || (ch==’e’) || (ch==’i’) || (ch==’o’) || (ch==’u’))</text:p>
      <text:p text:style-name="Standard">{</text:p>
      <text:p text:style-name="Standard">printf(“Character %c is a vowel “,ch);</text:p>
      <text:p text:style-name="Standard">}</text:p>
      <text:p text:style-name="Standard">else</text:p>
      <text:p text:style-name="Standard">{</text:p>
      <text:p text:style-name="Standard">printf(“Character %c is not a vowel”,ch);</text:p>
      <text:p text:style-name="Standard">}</text:p>
      <text:p text:style-name="Standard">return 1;</text:p>
      <text:p text:style-name="Standard">}</text:p>
      <text:p text:style-name="Standard"/>
      <text:p text:style-name="Standard">Output </text:p>
      <text:p text:style-name="Standard"/>
      <text:p text:style-name="Standard">Enter An Alphabet a</text:p>
      <text:p text:style-name="Standard">Character a is vowel</text:p>
      <text:p text:style-name="Standard"/>
      <text:p text:style-name="Standard">C program to calculate grade of student based on marks</text:p>
      <text:p text:style-name="Standard"/>
      <text:p text:style-name="Standard">marks&gt;=80 and marks&lt;=100 grade is a</text:p>
      <text:p text:style-name="Standard">marks&gt;=70 and marks&lt;80 grade is b</text:p>
      <text:p text:style-name="Standard">marks&gt;=60 and marks&lt;70 grade is c</text:p>
      <text:p text:style-name="Standard">marks&gt;60 grade is d</text:p>
      <text:p text:style-name="Standard"/>
      <text:p text:style-name="Standard">#include&lt;stdio.h&gt;</text:p>
      <text:p text:style-name="Standard">int main()</text:p>
      <text:p text:style-name="Standard">{</text:p>
      <text:p text:style-name="Standard">int marks;</text:p>
      <text:p text:style-name="Standard">char grade;</text:p>
      <text:p text:style-name="Standard">printf(“Enter marks of student”);</text:p>
      <text:p text:style-name="Standard">scanf(“%d”,&amp;marks);</text:p>
      <text:p text:style-name="Standard">if((marks&gt;=80) and ((marks&lt;=100))</text:p>
      <text:p text:style-name="Standard">{</text:p>
      <text:p text:style-name="Standard">grade=’A’;</text:p>
      <text:p text:style-name="Standard">}</text:p>
      <text:p text:style-name="Standard">else if ((marks&gt;=70) and (marks&lt;80))</text:p>
      <text:p text:style-name="Standard">{</text:p>
      <text:p text:style-name="Standard">grade=’B’;</text:p>
      <text:p text:style-name="Standard">}</text:p>
      <text:p text:style-name="Standard">else if((marks&gt;=60) and (marks&lt;70))</text:p>
      <text:p text:style-name="Standard">{</text:p>
      <text:p text:style-name="Standard">grade=’c’;</text:p>
      <text:p text:style-name="Standard">}</text:p>
      <text:p text:style-name="Standard">else</text:p>
      <text:p text:style-name="Standard">{</text:p>
      <text:p text:style-name="Standard">grade=’D’;</text:p>
      <text:p text:style-name="Standard">}</text:p>
      <text:p text:style-name="Standard"><text:soft-page-break/>printf(“Grade of student is %c”,grade);</text:p>
      <text:p text:style-name="Standard">return 1;</text:p>
      <text:p text:style-name="Standard">}</text:p>
      <text:p text:style-name="Standard"/>
      <text:p text:style-name="Standard">Output</text:p>
      <text:p text:style-name="Standard"/>
      <text:p text:style-name="Standard">Enter marks of student 90</text:p>
      <text:p text:style-name="Standard">Grade of student is D</text:p>
      <text:p text:style-name="Standard"/>
      <text:p text:style-name="Standard">C program to demonstrate switch case statement to check whether character is vowel or not</text:p>
      <text:p text:style-name="Standard"/>
      <text:p text:style-name="Standard">#include&lt;stdio.h&gt;</text:p>
      <text:p text:style-name="Standard">int main()</text:p>
      <text:p text:style-name="Standard">{</text:p>
      <text:p text:style-name="Standard">char ch;</text:p>
      <text:p text:style-name="Standard">printf(“Enter a Character “);</text:p>
      <text:p text:style-name="Standard">scanf(“%c”,&amp;ch);</text:p>
      <text:p text:style-name="Standard">switch(ch)</text:p>
      <text:p text:style-name="Standard">{</text:p>
      <text:p text:style-name="Standard">case ‘a’: printf(“Character is Vowel”);</text:p>
      <text:p text:style-name="Standard"><text:tab/>break;</text:p>
      <text:p text:style-name="Standard">case ‘e’: printf(“Character is Vowel”);</text:p>
      <text:p text:style-name="Standard"><text:tab/>break;</text:p>
      <text:p text:style-name="Standard">case ‘i’ : printf(“Character is Vowel”);</text:p>
      <text:p text:style-name="Standard"><text:tab/>break;</text:p>
      <text:p text:style-name="Standard">case ‘o’: printf(“Character is Vowel”);</text:p>
      <text:p text:style-name="Standard"><text:tab/>break;</text:p>
      <text:p text:style-name="Standard">case ‘u’: printf(“Character is Vowel”);</text:p>
      <text:p text:style-name="Standard"><text:tab/>break;</text:p>
      <text:p text:style-name="Standard">default: printf(“Character is not Vowel”);</text:p>
      <text:p text:style-name="Standard"><text:tab/>break;</text:p>
      <text:p text:style-name="Standard">}</text:p>
      <text:p text:style-name="Standard">return 1;</text:p>
      <text:p text:style-name="Standard">}</text:p>
      <text:p text:style-name="Standard"/>
      <text:p text:style-name="Standard">C program to demonstrate switch statement to display Day of Week as per Number of Day</text:p>
      <text:p text:style-name="Standard"/>
      <text:p text:style-name="Standard">#include&lt;stdio.h&gt;</text:p>
      <text:p text:style-name="Standard">int main()</text:p>
      <text:p text:style-name="Standard">{</text:p>
      <text:p text:style-name="Standard">int day;</text:p>
      <text:p text:style-name="Standard">printf(“Enter Day in Number “);</text:p>
      <text:p text:style-name="Standard">scanf(“%d”,&amp;day);</text:p>
      <text:p text:style-name="Standard">switch(day)</text:p>
      <text:p text:style-name="Standard">{</text:p>
      <text:p text:style-name="Standard">case 1: printf(“Monday”);</text:p>
      <text:p text:style-name="Standard"><text:tab/>break;</text:p>
      <text:p text:style-name="Standard">case 2: printf(“Tuesday”);</text:p>
      <text:p text:style-name="Standard"><text:tab/>break;</text:p>
      <text:p text:style-name="Standard">case 3: printf(“Wednesday”);</text:p>
      <text:p text:style-name="Standard"><text:tab/>break;</text:p>
      <text:p text:style-name="Standard">case 4:<text:tab/>printf(“Thursday”);</text:p>
      <text:p text:style-name="Standard"><text:soft-page-break/><text:tab/>break;</text:p>
      <text:p text:style-name="Standard">case 5: printf(“Friday”);</text:p>
      <text:p text:style-name="Standard"><text:tab/>break;</text:p>
      <text:p text:style-name="Standard">case 6: printf(“Saturday”);</text:p>
      <text:p text:style-name="Standard"><text:tab/>break;</text:p>
      <text:p text:style-name="Standard">case 7: printf(“Sunday”);</text:p>
      <text:p text:style-name="Standard"><text:tab/>break;</text:p>
      <text:p text:style-name="Standard">default: printf(“Enter a day between 1 and 7”);</text:p>
      <text:p text:style-name="Standard">}</text:p>
      <text:p text:style-name="Standard"/>
      <text:p text:style-name="Standard">C program to convert temperature in celsius to fahrenheit and fahrenheit to celsius </text:p>
      <text:p text:style-name="Standard"/>
      <text:p text:style-name="Standard">#include&lt;stdio.h&gt;</text:p>
      <text:p text:style-name="Standard">int main()</text:p>
      <text:p text:style-name="Standard">{</text:p>
      <text:p text:style-name="Standard">float temp;</text:p>
      <text:p text:style-name="Standard">float conv;</text:p>
      <text:p text:style-name="Standard">int ch;</text:p>
      <text:p text:style-name="Standard">printf(“1. Convert temperature from Celsius to Fahrenheit”);</text:p>
      <text:p text:style-name="Standard">printf(“2. Convert temperature from Fahrenheit to Celsius”);</text:p>
      <text:p text:style-name="Standard">if(ch==1)</text:p>
      <text:p text:style-name="Standard">{</text:p>
      <text:p text:style-name="Standard">printf(“Enter Temperature in Celsius “);</text:p>
      <text:p text:style-name="Standard">scanf(“%f”,&amp;temp);</text:p>
      <text:p text:style-name="Standard">conv=(1.8*temp)+32;</text:p>
      <text:p text:style-name="Standard">printf(“Temperature in Fahrenheit is %f“,conv);</text:p>
      <text:p text:style-name="Standard">}</text:p>
      <text:p text:style-name="Standard">if(ch==2)</text:p>
      <text:p text:style-name="Standard">{</text:p>
      <text:p text:style-name="Standard">printf(“Enter Temperature in Fahrenheit “);</text:p>
      <text:p text:style-name="Standard">scanf(“%f”,&amp;temp);</text:p>
      <text:p text:style-name="Standard">conv=(temp-32)/1.8;</text:p>
      <text:p text:style-name="Standard">printf(“Temperature in Fahrenheit is %f”,conv);</text:p>
      <text:p text:style-name="Standard">}</text:p>
      <text:p text:style-name="Standard">return 1;</text:p>
      <text:p text:style-name="Standard">}</text:p>
      <text:p text:style-name="Standard"/>
      <text:p text:style-name="Standard">Output</text:p>
      <text:p text:style-name="Standard"/>
      <text:p text:style-name="Standard">Enter Temperature in Celisus 40.0</text:p>
      <text:p text:style-name="Standard">Temperature in Fahrenheit is 104.0</text:p>
      <text:p text:style-name="Standard"/>
      <text:p text:style-name="Standard">C program to demonstrate for loop to print numbers from 1 to 10</text:p>
      <text:p text:style-name="Standard"/>
      <text:p text:style-name="Standard">#include&lt;stdio.h&gt;</text:p>
      <text:p text:style-name="Standard">int main()</text:p>
      <text:p text:style-name="Standard">{</text:p>
      <text:p text:style-name="Standard">int i;</text:p>
      <text:p text:style-name="Standard">for(i=1;i&lt;=10;i++)</text:p>
      <text:p text:style-name="Standard">{</text:p>
      <text:p text:style-name="Standard">printf(“%d\n”,i);</text:p>
      <text:p text:style-name="Standard">}</text:p>
      <text:p text:style-name="Standard"><text:soft-page-break/>return 1;</text:p>
      <text:p text:style-name="Standard">}</text:p>
      <text:p text:style-name="Standard"/>
      <text:p text:style-name="Standard">Output</text:p>
      <text:p text:style-name="Standard"/>
      <text:p text:style-name="Standard">1</text:p>
      <text:p text:style-name="Standard">2</text:p>
      <text:p text:style-name="Standard">3</text:p>
      <text:p text:style-name="Standard">4</text:p>
      <text:p text:style-name="Standard">5</text:p>
      <text:p text:style-name="Standard">6</text:p>
      <text:p text:style-name="Standard">7</text:p>
      <text:p text:style-name="Standard">8</text:p>
      <text:p text:style-name="Standard">9</text:p>
      <text:p text:style-name="Standard">10</text:p>
      <text:p text:style-name="Standard"/>
      <text:p text:style-name="Standard">Program to print sum of even numbers and odd numbers from 1 to 10</text:p>
      <text:p text:style-name="Standard"/>
      <text:p text:style-name="Standard">#include&lt;stdio.h&gt;</text:p>
      <text:p text:style-name="Standard">int main()</text:p>
      <text:p text:style-name="Standard">{</text:p>
      <text:p text:style-name="Standard">int i;</text:p>
      <text:p text:style-name="Standard">int sumeven=0,sumodd=0;</text:p>
      <text:p text:style-name="Standard">for(i=1;i&lt;=10;i++)</text:p>
      <text:p text:style-name="Standard">{</text:p>
      <text:p text:style-name="Standard">if(i%2==0)</text:p>
      <text:p text:style-name="Standard">{</text:p>
      <text:p text:style-name="Standard">sumeven=sumeven+i;</text:p>
      <text:p text:style-name="Standard">}</text:p>
      <text:p text:style-name="Standard">else</text:p>
      <text:p text:style-name="Standard">{</text:p>
      <text:p text:style-name="Standard">sumodd=sumodd+i;</text:p>
      <text:p text:style-name="Standard">}</text:p>
      <text:p text:style-name="Standard">printf(“Sum of Even Numbers is %d”,sumeven);</text:p>
      <text:p text:style-name="Standard">printf(“Sum of Odd Numbers is %d”,sumodd);</text:p>
      <text:p text:style-name="Standard">return 1;</text:p>
      <text:p text:style-name="Standard">}</text:p>
      <text:p text:style-name="Standard"/>
      <text:p text:style-name="Standard">Output </text:p>
      <text:p text:style-name="Standard"/>
      <text:p text:style-name="Standard">Sum of Even Numbers is 30</text:p>
      <text:p text:style-name="Standard">Sum of Odd Numbers is 25</text:p>
      <text:p text:style-name="Standard"/>
      <text:p text:style-name="Standard">C program to check whether number is even or odd</text:p>
      <text:p text:style-name="Standard"/>
      <text:p text:style-name="Standard">#include&lt;stdio.h&gt;</text:p>
      <text:p text:style-name="Standard">int main()</text:p>
      <text:p text:style-name="Standard">{</text:p>
      <text:p text:style-name="Standard">int a;</text:p>
      <text:p text:style-name="Standard">printf(“Enter a Number to check whether number is even or odd“);</text:p>
      <text:p text:style-name="Standard">scanf(“%c”,&amp;a);</text:p>
      <text:p text:style-name="Standard">if(a==2)</text:p>
      <text:p text:style-name="Standard"><text:soft-page-break/>{</text:p>
      <text:p text:style-name="Standard">printf(“Number is Even “);</text:p>
      <text:p text:style-name="Standard">}</text:p>
      <text:p text:style-name="Standard">else</text:p>
      <text:p text:style-name="Standard">{</text:p>
      <text:p text:style-name="Standard">printf(“Number is Odd “);</text:p>
      <text:p text:style-name="Standard">}</text:p>
      <text:p text:style-name="Standard">return 1;</text:p>
      <text:p text:style-name="Standard">}</text:p>
      <text:p text:style-name="Standard"/>
      <text:p text:style-name="Standard">C program to check whether first number is divisible by second number or not</text:p>
      <text:p text:style-name="Standard"/>
      <text:p text:style-name="Standard">#include&lt;stdio.h&gt;</text:p>
      <text:p text:style-name="Standard">int main()</text:p>
      <text:p text:style-name="Standard">{</text:p>
      <text:p text:style-name="Standard">int a,b;</text:p>
      <text:p text:style-name="Standard">printf(“Enter First Number “);</text:p>
      <text:p text:style-name="Standard">scanf(“%d”,&amp;a);</text:p>
      <text:p text:style-name="Standard">printf(“Enter Second Number “);</text:p>
      <text:p text:style-name="Standard">scanf(“%d”,&amp;b);</text:p>
      <text:p text:style-name="Standard">if(a%b==0)</text:p>
      <text:p text:style-name="Standard">{</text:p>
      <text:p text:style-name="Standard">printf(“First Number is divisible by second number “);</text:p>
      <text:p text:style-name="Standard">}</text:p>
      <text:p text:style-name="Standard">else</text:p>
      <text:p text:style-name="Standard">{</text:p>
      <text:p text:style-name="Standard">printf(“First Number is not divisible by second number”);</text:p>
      <text:p text:style-name="Standard">}</text:p>
      <text:p text:style-name="Standard">return 1;</text:p>
      <text:p text:style-name="Standard">}</text:p>
      <text:p text:style-name="Standard"/>
      <text:p text:style-name="Standard">C program to demonstrate for loop from two numbers entered by user</text:p>
      <text:p text:style-name="Standard"/>
      <text:p text:style-name="Standard">#include&lt;stdio.h&gt;</text:p>
      <text:p text:style-name="Standard">int main()</text:p>
      <text:p text:style-name="Standard">{</text:p>
      <text:p text:style-name="Standard">int a,b;</text:p>
      <text:p text:style-name="Standard">int i;</text:p>
      <text:p text:style-name="Standard">printf(“Enter Value of a ”);</text:p>
      <text:p text:style-name="Standard">scanf(“%d”,&amp;a);</text:p>
      <text:p text:style-name="Standard">printf(“Enter Value of b “);</text:p>
      <text:p text:style-name="Standard">scanf(“%d”,&amp;b);</text:p>
      <text:p text:style-name="Standard">for(i=a;i&lt;=b;i++)</text:p>
      <text:p text:style-name="Standard">{</text:p>
      <text:p text:style-name="Standard">printf(“%d”,i);</text:p>
      <text:p text:style-name="Standard">}</text:p>
      <text:p text:style-name="Standard">return 1;</text:p>
      <text:p text:style-name="Standard">}</text:p>
      <text:p text:style-name="Standard"/>
      <text:p text:style-name="Standard">C program to demonstrate while loop to display numbers from 1 to 10</text:p>
      <text:p text:style-name="Standard"/>
      <text:p text:style-name="Standard">#include&lt;stdio.h&gt;</text:p>
      <text:p text:style-name="Standard"><text:soft-page-break/>int main()</text:p>
      <text:p text:style-name="Standard">{</text:p>
      <text:p text:style-name="Standard">int i;</text:p>
      <text:p text:style-name="Standard">i=1;</text:p>
      <text:p text:style-name="Standard">while(i&lt;=10)</text:p>
      <text:p text:style-name="Standard">{</text:p>
      <text:p text:style-name="Standard">printf(“%d”,i);</text:p>
      <text:p text:style-name="Standard">i++;</text:p>
      <text:p text:style-name="Standard">}</text:p>
      <text:p text:style-name="Standard">return 1;</text:p>
      <text:p text:style-name="Standard">}</text:p>
      <text:p text:style-name="Standard"/>
      <text:p text:style-name="Standard">C Program to check for prime number using while loop</text:p>
      <text:p text:style-name="Standard"/>
      <text:p text:style-name="Standard">#include&lt;stdio.h&gt;</text:p>
      <text:p text:style-name="Standard">int main()</text:p>
      <text:p text:style-name="Standard">{</text:p>
      <text:p text:style-name="Standard">int i=2;</text:p>
      <text:p text:style-name="Standard">int a;</text:p>
      <text:p text:style-name="Standard">int prime=1;</text:p>
      <text:p text:style-name="Standard">printf(“Enter a Number”);</text:p>
      <text:p text:style-name="Standard">scanf(“%d”,&amp;a);</text:p>
      <text:p text:style-name="Standard">while(i&lt;=a/2)</text:p>
      <text:p text:style-name="Standard">{</text:p>
      <text:p text:style-name="Standard">if(a%i==0)</text:p>
      <text:p text:style-name="Standard">{</text:p>
      <text:p text:style-name="Standard">prime=0;</text:p>
      <text:p text:style-name="Standard">break;</text:p>
      <text:p text:style-name="Standard">}</text:p>
      <text:p text:style-name="Standard">}</text:p>
      <text:p text:style-name="Standard">if(prime==1)</text:p>
      <text:p text:style-name="Standard">{</text:p>
      <text:p text:style-name="Standard">printf(“Number is Prime”);</text:p>
      <text:p text:style-name="Standard">}</text:p>
      <text:p text:style-name="Standard">else</text:p>
      <text:p text:style-name="Standard">{</text:p>
      <text:p text:style-name="Standard">printf(“Number is Not Prime”);</text:p>
      <text:p text:style-name="Standard">}</text:p>
      <text:p text:style-name="Standard">return 1;</text:p>
      <text:p text:style-name="Standard">}</text:p>
      <text:p text:style-name="Standard"/>
      <text:p text:style-name="Standard">Output</text:p>
      <text:p text:style-name="Standard"/>
      <text:p text:style-name="Standard">Enter a Number 5</text:p>
      <text:p text:style-name="Standard">Number is prime</text:p>
      <text:p text:style-name="Standard"/>
      <text:p text:style-name="Standard">C program to find fibonicci series from 1 to to 144</text:p>
      <text:p text:style-name="Standard"/>
      <text:p text:style-name="Standard">#include&lt;stdio.h&gt;</text:p>
      <text:p text:style-name="Standard">int main()</text:p>
      <text:p text:style-name="Standard">{</text:p>
      <text:p text:style-name="Standard">int i,a,b,c;</text:p>
      <text:p text:style-name="Standard"><text:soft-page-break/>a=1;</text:p>
      <text:p text:style-name="Standard">b=1;</text:p>
      <text:p text:style-name="Standard">for(i=1;i&lt;=10;i++)</text:p>
      <text:p text:style-name="Standard">{</text:p>
      <text:p text:style-name="Standard">printf(“%d”,a);</text:p>
      <text:p text:style-name="Standard">printf(“%d”,b);</text:p>
      <text:p text:style-name="Standard">c=a+b;</text:p>
      <text:p text:style-name="Standard">a=b;</text:p>
      <text:p text:style-name="Standard">b=c;</text:p>
      <text:p text:style-name="Standard">}</text:p>
      <text:p text:style-name="Standard">return 1;</text:p>
      <text:p text:style-name="Standard">}</text:p>
      <text:p text:style-name="Standard"/>
      <text:p text:style-name="Standard">Program to print table of number from 1 to a number entered by user</text:p>
      <text:p text:style-name="Standard"/>
      <text:p text:style-name="Standard">#include&lt;stdio.h&gt;</text:p>
      <text:p text:style-name="Standard">int main()</text:p>
      <text:p text:style-name="Standard">{</text:p>
      <text:p text:style-name="Standard">int i=1;</text:p>
      <text:p text:style-name="Standard">int a,b;</text:p>
      <text:p text:style-name="Standard">printf(“Enter a number to print table of ”);</text:p>
      <text:p text:style-name="Standard">scanf(“%d”,&amp;a);</text:p>
      <text:p text:style-name="Standard">printf(“Enter a number to print the terms ”);</text:p>
      <text:p text:style-name="Standard">scanf(“%d”,&amp;b);</text:p>
      <text:p text:style-name="Standard">while(i&lt;=b)</text:p>
      <text:p text:style-name="Standard">{</text:p>
      <text:p text:style-name="Standard">printf(“Product of Number is %d is %d”,i,a*i);</text:p>
      <text:p text:style-name="Standard">i++;</text:p>
      <text:p text:style-name="Standard">}</text:p>
      <text:p text:style-name="Standard">return 1;</text:p>
      <text:p text:style-name="Standard">}</text:p>
      <text:p text:style-name="Standard"/>
      <text:p text:style-name="Standard">C program to find factorial of number from 1 to 10</text:p>
      <text:p text:style-name="Standard"/>
      <text:p text:style-name="Standard">#include&lt;stdio.h&gt;</text:p>
      <text:p text:style-name="Standard">int main()</text:p>
      <text:p text:style-name="Standard">{</text:p>
      <text:p text:style-name="Standard">int fact=1;</text:p>
      <text:p text:style-name="Standard">int a,i;</text:p>
      <text:p text:style-name="Standard">printf(“Enter a number to print factorial of “);</text:p>
      <text:p text:style-name="Standard">scanf(“%d”,&amp;a);</text:p>
      <text:p text:style-name="Standard">for(i=1;i&lt;=5;i++)</text:p>
      <text:p text:style-name="Standard">{</text:p>
      <text:p text:style-name="Standard">fact=fact*i;</text:p>
      <text:p text:style-name="Standard">}</text:p>
      <text:p text:style-name="Standard">printf(“Factorial of a is %d”,fact);</text:p>
      <text:p text:style-name="Standard">}</text:p>
      <text:p text:style-name="Standard">return 1;</text:p>
      <text:p text:style-name="Standard">}</text:p>
      <text:p text:style-name="Standard"/>
      <text:p text:style-name="Standard"/>
      <text:p text:style-name="Standard"/>
      <text:p text:style-name="Standard"><text:soft-page-break/>C program to run a do while loop</text:p>
      <text:p text:style-name="Standard"/>
      <text:p text:style-name="Standard">#include&lt;stdio.h&gt;</text:p>
      <text:p text:style-name="Standard">int main()</text:p>
      <text:p text:style-name="Standard">{</text:p>
      <text:p text:style-name="Standard">int i=11;</text:p>
      <text:p text:style-name="Standard">do</text:p>
      <text:p text:style-name="Standard">{</text:p>
      <text:p text:style-name="Standard">printf(“%d”,i)</text:p>
      <text:p text:style-name="Standard">i++;</text:p>
      <text:p text:style-name="Standard">}</text:p>
      <text:p text:style-name="Standard">while(i&lt;=10);</text:p>
      <text:p text:style-name="Standard"/>
      <text:p text:style-name="Standard">Output : 11</text:p>
      <text:p text:style-name="Standard"/>
      <text:p text:style-name="Standard">C program to run a do while loop</text:p>
      <text:p text:style-name="Standard"/>
      <text:p text:style-name="Standard">#include&lt;stdio.h&gt;</text:p>
      <text:p text:style-name="Standard">int main()</text:p>
      <text:p text:style-name="Standard">{</text:p>
      <text:p text:style-name="Standard">int i=1;</text:p>
      <text:p text:style-name="Standard">do</text:p>
      <text:p text:style-name="Standard">{</text:p>
      <text:p text:style-name="Standard">printf(“%d\n”,i);</text:p>
      <text:p text:style-name="Standard">i++;</text:p>
      <text:p text:style-name="Standard">}while(i&lt;=10);</text:p>
      <text:p text:style-name="Standard">return 1;</text:p>
      <text:p text:style-name="Standard">}</text:p>
      <text:p text:style-name="Standard"/>
      <text:p text:style-name="Standard">Output</text:p>
      <text:p text:style-name="Standard"/>
      <text:p text:style-name="Standard">1</text:p>
      <text:p text:style-name="Standard">2</text:p>
      <text:p text:style-name="Standard">3</text:p>
      <text:p text:style-name="Standard">4</text:p>
      <text:p text:style-name="Standard">5</text:p>
      <text:p text:style-name="Standard">6</text:p>
      <text:p text:style-name="Standard">7</text:p>
      <text:p text:style-name="Standard">8</text:p>
      <text:p text:style-name="Standard">9</text:p>
      <text:p text:style-name="Standard">10</text:p>
      <text:p text:style-name="Standard"/>
      <text:p text:style-name="Standard">C program to demonstrate break statement in for loop</text:p>
      <text:p text:style-name="Standard"/>
      <text:p text:style-name="Standard">#include&lt;stdio.h&gt;</text:p>
      <text:p text:style-name="Standard">int main()</text:p>
      <text:p text:style-name="Standard">{</text:p>
      <text:p text:style-name="Standard">int i;</text:p>
      <text:p text:style-name="Standard">for(i=1;i&lt;=10;i++)</text:p>
      <text:p text:style-name="Standard">{</text:p>
      <text:p text:style-name="Standard">if(i==5)</text:p>
      <text:p text:style-name="Standard">{</text:p>
      <text:p text:style-name="Standard"><text:soft-page-break/>break;</text:p>
      <text:p text:style-name="Standard">}</text:p>
      <text:p text:style-name="Standard">printf(“%d”,i);</text:p>
      <text:p text:style-name="Standard">}</text:p>
      <text:p text:style-name="Standard">}</text:p>
      <text:p text:style-name="Standard">Output</text:p>
      <text:p text:style-name="Standard"/>
      <text:p text:style-name="Standard">1</text:p>
      <text:p text:style-name="Standard">2</text:p>
      <text:p text:style-name="Standard">3</text:p>
      <text:p text:style-name="Standard">4</text:p>
      <text:p text:style-name="Standard"/>
      <text:p text:style-name="Standard">C program to demonstrate continue statement in for loop</text:p>
      <text:p text:style-name="Standard"/>
      <text:p text:style-name="Standard">#include&lt;stdio.h&gt;</text:p>
      <text:p text:style-name="Standard">int main()</text:p>
      <text:p text:style-name="Standard">{</text:p>
      <text:p text:style-name="Standard">int i;</text:p>
      <text:p text:style-name="Standard">for(i=1;i&lt;=5;i++)</text:p>
      <text:p text:style-name="Standard">{</text:p>
      <text:p text:style-name="Standard">if(i==5)</text:p>
      <text:p text:style-name="Standard">{</text:p>
      <text:p text:style-name="Standard">continue;</text:p>
      <text:p text:style-name="Standard">}</text:p>
      <text:p text:style-name="Standard">printf(“%d”,i);</text:p>
      <text:p text:style-name="Standard">}</text:p>
      <text:p text:style-name="Standard">}</text:p>
      <text:p text:style-name="Standard"/>
      <text:p text:style-name="Standard">C program to create a userdefined function calc to calculate area of a rectangle</text:p>
      <text:p text:style-name="Standard"/>
      <text:p text:style-name="Standard">#include&lt;stdio.h&gt;</text:p>
      <text:p text:style-name="Standard">void calcarea(int length,int breadth)</text:p>
      <text:p text:style-name="Standard">{</text:p>
      <text:p text:style-name="Standard">int area;</text:p>
      <text:p text:style-name="Standard">area=length*breadth;</text:p>
      <text:p text:style-name="Standard">printf(“Area of Rectangle is “ + area);</text:p>
      <text:p text:style-name="Standard">}</text:p>
      <text:p text:style-name="Standard">int main()</text:p>
      <text:p text:style-name="Standard">{</text:p>
      <text:p text:style-name="Standard">int length,breadth;</text:p>
      <text:p text:style-name="Standard">printf(“Enter Length of Rectangle “);</text:p>
      <text:p text:style-name="Standard">scanf(“%d”,&amp;length);</text:p>
      <text:p text:style-name="Standard">printf(“Enter Breadth of Rectangle “);</text:p>
      <text:p text:style-name="Standard">scanf(“%d”,&amp;breadth);</text:p>
      <text:p text:style-name="Standard">calcarea(length*breadth);</text:p>
      <text:p text:style-name="Standard">return 1;</text:p>
      <text:p text:style-name="Standard">}</text:p>
      <text:p text:style-name="Standard"/>
      <text:p text:style-name="Standard"/>
      <text:p text:style-name="Standard">C program to calculate simpleinterest from principal amount,rate of interest and time in years</text:p>
      <text:p text:style-name="Standard"/>
      <text:p text:style-name="Standard">#include&lt;stdio.h&gt;</text:p>
      <text:p text:style-name="Standard"><text:soft-page-break/>void calcsi(int p,int r,int t)</text:p>
      <text:p text:style-name="Standard">{</text:p>
      <text:p text:style-name="Standard">int si;</text:p>
      <text:p text:style-name="Standard">si=(p*r*t)/100;</text:p>
      <text:p text:style-name="Standard">printf(“Simple Interest is %d”,si);</text:p>
      <text:p text:style-name="Standard">}</text:p>
      <text:p text:style-name="Standard">int main()</text:p>
      <text:p text:style-name="Standard">{</text:p>
      <text:p text:style-name="Standard">int p,r,t;</text:p>
      <text:p text:style-name="Standard">p=1000;</text:p>
      <text:p text:style-name="Standard">r=20;</text:p>
      <text:p text:style-name="Standard">t=3;</text:p>
      <text:p text:style-name="Standard">calcsi(p,r,t);</text:p>
      <text:p text:style-name="Standard">return 1;</text:p>
      <text:p text:style-name="Standard">}</text:p>
      <text:p text:style-name="Standard"/>
      <text:p text:style-name="Standard">Output </text:p>
      <text:p text:style-name="Standard"/>
      <text:p text:style-name="Standard">Simple Interest is 600.0</text:p>
      <text:p text:style-name="Standard"/>
      <text:p text:style-name="Standard">C program to create a function which returns a value 1 for prime number and 0 for not a prime number</text:p>
      <text:p text:style-name="Standard"/>
      <text:p text:style-name="Standard">#include&lt;stdio.h&gt;</text:p>
      <text:p text:style-name="Standard">int checkprime(int a)</text:p>
      <text:p text:style-name="Standard">{</text:p>
      <text:p text:style-name="Standard">int i;</text:p>
      <text:p text:style-name="Standard">for(i=2;i&lt;=a/2;i++)</text:p>
      <text:p text:style-name="Standard">{</text:p>
      <text:p text:style-name="Standard">if(a%i==0)</text:p>
      <text:p text:style-name="Standard">{</text:p>
      <text:p text:style-name="Standard">prime=0;</text:p>
      <text:p text:style-name="Standard">break;</text:p>
      <text:p text:style-name="Standard">}</text:p>
      <text:p text:style-name="Standard">}</text:p>
      <text:p text:style-name="Standard">if(prime==1)</text:p>
      <text:p text:style-name="Standard">{</text:p>
      <text:p text:style-name="Standard">printf(“Number is prime”);</text:p>
      <text:p text:style-name="Standard">}</text:p>
      <text:p text:style-name="Standard">else</text:p>
      <text:p text:style-name="Standard">{</text:p>
      <text:p text:style-name="Standard">printf(“Number is not prime”);</text:p>
      <text:p text:style-name="Standard">}</text:p>
      <text:p text:style-name="Standard">int main()</text:p>
      <text:p text:style-name="Standard">{</text:p>
      <text:p text:style-name="Standard">int a;</text:p>
      <text:p text:style-name="Standard">int prime=0;</text:p>
      <text:p text:style-name="Standard">printf(“\nEnter a number”);</text:p>
      <text:p text:style-name="Standard">scanf(“%d”,&amp;a);</text:p>
      <text:p text:style-name="Standard">prime=checkprime(a);</text:p>
      <text:p text:style-name="Standard">if(a==1)</text:p>
      <text:p text:style-name="Standard">{</text:p>
      <text:p text:style-name="Standard"><text:soft-page-break/>printf(“Number is prime”);</text:p>
      <text:p text:style-name="Standard">}</text:p>
      <text:p text:style-name="Standard">else</text:p>
      <text:p text:style-name="Standard">{</text:p>
      <text:p text:style-name="Standard">printf(“Number is not prime”);</text:p>
      <text:p text:style-name="Standard">}</text:p>
      <text:p text:style-name="Standard">return 1;</text:p>
      <text:p text:style-name="Standard">}</text:p>
      <text:p text:style-name="Standard"/>
      <text:p text:style-name="Standard">C program to create an array of 5 inegers and input values and display them</text:p>
      <text:p text:style-name="Standard"/>
      <text:p text:style-name="Standard">#include&lt;stdio.h&gt;</text:p>
      <text:p text:style-name="Standard">int main()</text:p>
      <text:p text:style-name="Standard">{</text:p>
      <text:p text:style-name="Standard">int arr[5];</text:p>
      <text:p text:style-name="Standard">int i,j;</text:p>
      <text:p text:style-name="Standard">for(i=0;i&lt;5;i++)</text:p>
      <text:p text:style-name="Standard">{</text:p>
      <text:p text:style-name="Standard">printf(“\nEnter a number “);</text:p>
      <text:p text:style-name="Standard">scanf(“%d”,&amp;arr[i]);</text:p>
      <text:p text:style-name="Standard">}</text:p>
      <text:p text:style-name="Standard">for(j=0;j&lt;5;j++)</text:p>
      <text:p text:style-name="Standard">{</text:p>
      <text:p text:style-name="Standard">printf(“\nNumber is “,arr[i]);</text:p>
      <text:p text:style-name="Standard">}</text:p>
      <text:p text:style-name="Standard">return 1;</text:p>
      <text:p text:style-name="Standard">}</text:p>
      <text:p text:style-name="Standard"/>
      <text:p text:style-name="Standard">C program to create a structure and display it</text:p>
      <text:p text:style-name="Standard"/>
      <text:p text:style-name="Standard">#include&lt;stdio.h&gt;</text:p>
      <text:p text:style-name="Standard">struct employee</text:p>
      <text:p text:style-name="Standard">{</text:p>
      <text:p text:style-name="Standard">int ecode;</text:p>
      <text:p text:style-name="Standard">char name[20];</text:p>
      <text:p text:style-name="Standard">int esalary;</text:p>
      <text:p text:style-name="Standard">int edoj;</text:p>
      <text:p text:style-name="Standard">};</text:p>
      <text:p text:style-name="Standard">int main()</text:p>
      <text:p text:style-name="Standard">{</text:p>
      <text:p text:style-name="Standard">struct employee e;</text:p>
      <text:p text:style-name="Standard">printf(“\nEnter ecode”);</text:p>
      <text:p text:style-name="Standard">scanf(“%d”,&amp;e.ecode);</text:p>
      <text:p text:style-name="Standard">printf(“\nEnter name”);</text:p>
      <text:p text:style-name="Standard">scanf(“%d”,e.name”);</text:p>
      <text:p text:style-name="Standard">printf(\nEnter Employee Salary “);</text:p>
      <text:p text:style-name="Standard">scanf(“%d”,&amp;e.esalary);</text:p>
      <text:p text:style-name="Standard">printf(“\nEnter Employee Date of Joining “);</text:p>
      <text:p text:style-name="Standard">scanf(“%d”,&amp;e.edoj);</text:p>
      <text:p text:style-name="Standard">printf(“\nEmployee Ecode %d”,e.ecode);</text:p>
      <text:p text:style-name="Standard">printf(“\nEmployee Name %s”,e.name);</text:p>
      <text:p text:style-name="Standard">printf(“\nEmployee Salary %d”,e.esalary);</text:p>
      <text:p text:style-name="Standard"><text:soft-page-break/>printf(“\nEmployee Date of Joining %d”,e.edoj);</text:p>
      <text:p text:style-name="Standard">return 1;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8-08T08:35:44.916000000</meta:creation-date>
    <meta:generator>OpenOffice/4.1.9$Win32 OpenOffice.org_project/419m1$Build-9805</meta:generator>
    <dc:date>2021-08-09T06:46:06.54</dc:date>
    <meta:editing-duration>PT5H2M27S</meta:editing-duration>
    <meta:editing-cycles>91</meta:editing-cycles>
    <meta:document-statistic meta:table-count="1" meta:image-count="0" meta:object-count="0" meta:page-count="25" meta:paragraph-count="1045" meta:word-count="3171" meta:character-count="18503"/>
  </office:meta>
</office:document-meta>
</file>